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66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0.876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166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9cm" fo:min-width="5.844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866cm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opacity="50%" draw:opacity-name="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Sans" fo:font-size="14pt" fo:font-weight="bold"/>
    </style:style>
    <style:style style:name="P8" style:family="paragraph">
      <loext:graphic-properties draw:fill="none" draw:fill-color="#ffffff"/>
      <style:text-properties style:font-name="Courier New1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urier New1" fo:font-size="12pt" fo:font-weight="bold"/>
    </style:style>
    <style:style style:name="P10" style:family="paragraph">
      <loext:graphic-properties draw:fill-color="#ffffff" draw:opacity="50%"/>
      <style:paragraph-properties fo:text-align="center"/>
      <style:text-properties fo:font-size="12pt" fo:font-weight="bold"/>
    </style:style>
    <style:style style:name="T1" style:family="text">
      <style:text-properties fo:font-size="12pt"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style:font-name="DejaVu Sans" fo:font-size="14pt" fo:font-weight="bold"/>
    </style:style>
    <style:style style:name="T5" style:family="text">
      <style:text-properties style:font-name="DejaVu Sans" fo:font-size="14pt" fo:font-weight="bold" style:font-size-asian="16pt" style:font-size-complex="16pt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12pt" style:text-underline-style="solid" style:text-underline-width="auto" style:text-underline-color="font-color" fo:font-weight="bold"/>
    </style:style>
    <style:style style:name="T8" style:family="text">
      <style:text-properties style:font-name="Courier New1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01cm" svg:height="1cm" svg:x="5.59cm" svg:y="9.7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01cm" svg:height="1.2cm" svg:x="7.29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2.3cm" svg:height="1cm" svg:x="22.8cm" svg:y="7.1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3cm" svg:height="1cm" svg:x="22.8cm" svg:y="8.8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2.3cm" svg:height="1cm" svg:x="2.2cm" svg:y="13.6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2.2cm" svg:height="1cm" svg:x="10.905cm" svg:y="15.3cm">
          <text:p text:style-name="P2"><text:span text:style-name="T3">Batter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6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6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6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6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4" xml:id="id10" draw:id="id10" draw:layer="layout" svg:width="3cm" svg:height="1cm" svg:x="6.8cm" svg:y="2.8cm">
          <text:p text:style-name="P2"><text:span text:style-name="T2">Application</text:span></text:p>
          <text:p text:style-name="P2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31cm" svg:height="1cm" svg:x="2.19cm" svg:y="8.8cm">
          <text:p text:style-name="P2"><text:span text:style-name="T2">USB-OTG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4" draw:layer="layout" svg:width="2.01cm" svg:height="1cm" svg:x="13.39cm" svg:y="9.3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2.01cm" svg:height="1cm" svg:x="13.39cm" svg:y="6.9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1cm" svg:height="1cm" svg:x="13.4cm" svg:y="10.5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4cm" svg:y1="9.8cm" svg:x2="18.3cm" svg:y2="9.8cm">
          <text:p/>
        </draw:line>
        <draw:line draw:style-name="gr10" draw:text-style-name="P6" draw:layer="layout" svg:x1="15.4cm" svg:y1="11cm" svg:x2="19.1cm" svg:y2="11cm">
          <text:p/>
        </draw:line>
        <draw:custom-shape draw:style-name="gr15" draw:text-style-name="P4" xml:id="id20" draw:id="id20" draw:layer="layout" svg:width="2.01cm" svg:height="1.2cm" svg:x="15.6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7.4cm" svg:x2="13.4cm" svg:y2="7.4cm">
          <text:p/>
        </draw:line>
        <draw:line draw:style-name="gr12" draw:text-style-name="P6" draw:layer="layout" svg:x1="12cm" svg:y1="8.6cm" svg:x2="13.4cm" svg:y2="8.6cm">
          <text:p/>
        </draw:line>
        <draw:line draw:style-name="gr12" draw:text-style-name="P6" draw:layer="layout" svg:x1="12cm" svg:y1="9.8cm" svg:x2="13.4cm" svg:y2="9.8cm">
          <text:p/>
        </draw:line>
        <draw:line draw:style-name="gr12" draw:text-style-name="P6" draw:layer="layout" svg:x1="12cm" svg:y1="11cm" svg:x2="13.4cm" svg:y2="11cm">
          <text:p/>
        </draw:line>
        <draw:custom-shape draw:style-name="gr5" draw:text-style-name="P4" xml:id="id8" draw:id="id8" draw:layer="layout" svg:width="2.01cm" svg:height="1cm" svg:x="8.69cm" svg:y="7.6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8.1cm" svg:x2="10.7cm" svg:y2="8.1cm">
          <text:p/>
        </draw:line>
        <draw:custom-shape draw:style-name="gr5" draw:text-style-name="P4" xml:id="id9" draw:id="id9" draw:layer="layout" svg:width="2.01cm" svg:height="1cm" svg:x="5.59cm" svg:y="7.6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6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7" draw:layer="layout" svg:width="2.7cm" svg:height="1.1cm" svg:x="8.2cm" svg:y="12.1cm">
          <draw:text-box>
            <text:p><text:span text:style-name="T4">VPIN</text:span></text:p>
          </draw:text-box>
        </draw:frame>
        <draw:frame draw:style-name="gr18" draw:text-style-name="P7" draw:layer="layout" svg:width="2.7cm" svg:height="0.831cm" svg:x="13.4cm" svg:y="5.8cm">
          <draw:text-box>
            <text:p><text:span text:style-name="T5">VSB3P3</text:span></text:p>
          </draw:text-box>
        </draw:frame>
        <draw:connector draw:style-name="gr11" draw:text-style-name="P6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4" xml:id="id12" draw:id="id12" draw:layer="layout" svg:width="1.6cm" svg:height="1cm" svg:x="15.2cm" svg:y="2.7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1.41cm" svg:height="1cm" svg:x="17.59cm" svg:y="2.7cm">
          <text:p text:style-name="P2"><text:span text:style-name="T2">Data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cm" svg:y2="3.7cm" draw:start-shape="id11" draw:start-glue-point="1" draw:end-shape="id12" draw:end-glue-point="2" svg:d="M15400 7400h600v-3700" svg:viewBox="0 0 601 3701">
          <text:p/>
        </draw:connector>
        <draw:connector draw:style-name="gr10" draw:text-style-name="P6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7" draw:layer="layout" svg:width="2.7cm" svg:height="0.831cm" svg:x="15.9cm" svg:y="7.9cm">
          <draw:text-box>
            <text:p><text:span text:style-name="T5">V3P3</text:span></text:p>
          </draw:text-box>
        </draw:frame>
        <draw:frame draw:style-name="gr18" draw:text-style-name="P7" draw:layer="layout" svg:width="2cm" svg:height="0.831cm" svg:x="12cm" svg:y="12.1cm">
          <draw:text-box>
            <text:p><text:span text:style-name="T4">VSYS</text:span></text:p>
          </draw:text-box>
        </draw:frame>
        <draw:custom-shape draw:style-name="gr21" draw:text-style-name="P4" xml:id="id15" draw:id="id15" draw:layer="layout" svg:width="1.41cm" svg:height="0.8cm" svg:x="16.7cm" svg:y="7cm">
          <text:p text:style-name="P2"><text:span text:style-name="T2">uC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1.7cm" svg:height="1cm" svg:x="19cm" svg:y="8.1cm">
          <text:p text:style-name="P2"><text:span text:style-name="T2">uP &amp; </text:span></text:p>
          <text:p text:style-name="P2"><text:span text:style-name="T2">Trunk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.7cm" svg:y2="7.4cm" draw:start-shape="id11" draw:start-glue-point="1" draw:end-shape="id15" draw:end-glue-point="3" svg:d="M15400 7400h1300" svg:viewBox="0 0 1301 1">
          <text:p/>
        </draw:connector>
        <draw:connector draw:style-name="gr10" draw:text-style-name="P6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18" draw:text-style-name="P7" draw:layer="layout" svg:width="2.2cm" svg:height="0.831cm" svg:x="5cm" svg:y="8.669cm">
          <draw:text-box>
            <text:p><text:span text:style-name="T4">VUSB</text:span></text:p>
          </draw:text-box>
        </draw:frame>
        <draw:custom-shape draw:style-name="gr23" draw:text-style-name="P4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2"><text:span text:style-name="T2">PoE</text:span></text:p>
          <text:p text:style-name="P2"><text:span text:style-name="T2">Mgmt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6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6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6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7" draw:layer="layout" svg:width="2.7cm" svg:height="0.831cm" svg:x="16cm" svg:y="9cm">
          <draw:text-box>
            <text:p><text:span text:style-name="T5">V1P8</text:span></text:p>
          </draw:text-box>
        </draw:frame>
        <draw:frame draw:style-name="gr18" draw:text-style-name="P7" draw:layer="layout" svg:width="2.7cm" svg:height="0.831cm" svg:x="16cm" svg:y="10.169cm">
          <draw:text-box>
            <text:p><text:span text:style-name="T5">VCORE</text:span></text:p>
          </draw:text-box>
        </draw:frame>
        <draw:custom-shape draw:style-name="gr21" draw:text-style-name="P4" draw:layer="layout" svg:width="1.41cm" svg:height="0.8cm" svg:x="19.1cm" svg:y="10.6cm">
          <text:p text:style-name="P2"><text:span text:style-name="T2">uP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788cm" svg:height="0.971cm" svg:x="3.7cm" svg:y="2.029cm">
          <draw:text-box>
            <text:p><text:span text:style-name="T6">Branch</text:span></text:p>
          </draw:text-box>
        </draw:frame>
        <draw:frame draw:style-name="gr27" draw:text-style-name="P8" draw:layer="layout" svg:width="2.026cm" svg:height="0.971cm" svg:x="3.6cm" svg:y="6cm">
          <draw:text-box>
            <text:p><text:span text:style-name="T6">Root</text:span></text:p>
          </draw:text-box>
        </draw:frame>
        <draw:frame draw:style-name="gr28" draw:text-style-name="P8" draw:layer="layout" svg:width="2.407cm" svg:height="0.971cm" svg:x="3.6cm" svg:y="15.429cm">
          <draw:text-box>
            <text:p><text:span text:style-name="T6">Power</text:span></text:p>
          </draw:text-box>
        </draw:frame>
        <draw:custom-shape draw:style-name="gr29" draw:text-style-name="P4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2"><text:span text:style-name="T2">Power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6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6" draw:layer="layout" svg:x1="11cm" svg:y1="13.8cm" svg:x2="12cm" svg:y2="13.8cm">
          <text:p/>
        </draw:line>
        <draw:custom-shape draw:style-name="gr7" draw:text-style-name="P4" xml:id="id22" draw:id="id22" draw:layer="layout" svg:width="2.3cm" svg:height="1cm" svg:x="22.9cm" svg:y="15.3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22.9cm" svg:y1="15.8cm" svg:x2="22.31cm" svg:y2="15.8cm" draw:start-shape="id22" svg:d="M22900 15800h-590" svg:viewBox="0 0 591 1">
          <text:p/>
        </draw:connector>
        <draw:frame draw:style-name="gr31" draw:text-style-name="P9" draw:layer="layout" svg:width="6.344cm" svg:height="3.149cm" svg:x="2.4cm" svg:y="17.1cm">
          <draw:text-box>
            <text:p><text:span text:style-name="T7">Legend:</text:span><text:span text:style-name="T8"> </text:span></text:p>
            <text:p><text:span text:style-name="T8">I/F interface</text:span></text:p>
            <text:p><text:span text:style-name="T8">PoE Power over Ethernet</text:span></text:p>
            <text:p><text:span text:style-name="T8">uP <text:s/>Microprocessor</text:span></text:p>
            <text:p><text:span text:style-name="T8">uC <text:s/>Microcontroller</text:span></text:p>
            <text:p><text:span text:style-name="T8"/></text:p>
          </draw:text-box>
        </draw:frame>
        <draw:line draw:style-name="gr12" draw:text-style-name="P6" draw:layer="layout" svg:x1="12cm" svg:y1="3.8cm" svg:x2="12cm" svg:y2="1.2cm">
          <text:p/>
        </draw:line>
        <draw:line draw:style-name="gr32" draw:text-style-name="P6" draw:layer="layout" svg:x1="16cm" svg:y1="2.7cm" svg:x2="16cm" svg:y2="1.2cm">
          <text:p/>
        </draw:line>
        <draw:line draw:style-name="gr32" draw:text-style-name="P6" draw:layer="layout" svg:x1="18.3cm" svg:y1="2.7cm" svg:x2="18.3cm" svg:y2="1.2cm">
          <text:p/>
        </draw:line>
        <draw:custom-shape draw:style-name="gr33" draw:text-style-name="P4" draw:layer="layout" svg:width="2.4cm" svg:height="1cm" svg:x="18.3cm" svg:y="9.3cm">
          <text:p text:style-name="P2"><text:span text:style-name="T2">uP,DDR &amp; </text:span></text:p>
          <text:p text:style-name="P2"><text:span text:style-name="T2">Root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218cm" svg:x1="15.4cm" svg:y1="7.4cm" svg:x2="15.7cm" svg:y2="13.6cm" draw:start-shape="id11" draw:start-glue-point="1" draw:end-shape="id23" draw:end-glue-point="0" svg:d="M15400 7400h300v3350 2850" svg:viewBox="0 0 301 6201">
          <text:p/>
        </draw:connector>
        <draw:custom-shape draw:style-name="gr19" draw:text-style-name="P4" xml:id="id23" draw:id="id23" draw:layer="layout" svg:width="1.6cm" svg:height="1cm" svg:x="14.9cm" svg:y="13.6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5" draw:id="id5" draw:layer="layout" svg:width="2.01cm" svg:height="1cm" svg:x="11cm" svg:y="2.8cm">
          <text:p text:style-name="P2"><text:span text:style-name="T3">Load</text:span></text:p>
          <text:p text:style-name="P2"><text:span text:style-name="T3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1T20:07:42.035000000</dc:date>
    <meta:editing-duration>PT4H55M42S</meta:editing-duration>
    <meta:editing-cycles>8</meta:editing-cycles>
    <meta:generator>LibreOffice/5.2.4.2$Windows_x86 LibreOffice_project/3d5603e1122f0f102b62521720ab13a38a4e0eb0</meta:generator>
    <meta:document-statistic meta:object-count="73"/>
  </office:meta>
</office:document-meta>
</file>